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Segoe UI', Helvetica, Arial, sans-serif, 'Apple Color Emoji', 'Segoe UI Emoji', 'Segoe UI Symbol'" style:font-charset="x-symbol"/>
    <style:font-face style:name="monospace" svg:font-family="monospace"/>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1498fd"/>
    </style:style>
    <style:style style:name="P3" style:family="paragraph" style:parent-style-name="Text_20_body">
      <style:text-properties fo:language="en" fo:country="US" officeooo:rsid="001498fd" officeooo:paragraph-rsid="001498fd"/>
    </style:style>
    <style:style style:name="P4" style:family="paragraph" style:parent-style-name="Text_20_body">
      <style:text-properties fo:language="en" fo:country="US" officeooo:rsid="001498fd" officeooo:paragraph-rsid="00167bf7"/>
    </style:style>
    <style:style style:name="P5" style:family="paragraph" style:parent-style-name="Text_20_body">
      <style:paragraph-properties fo:text-align="justify" style:justify-single-word="false"/>
      <style:text-properties fo:language="en" fo:country="US" officeooo:rsid="001498fd" officeooo:paragraph-rsid="00167bf7"/>
    </style:style>
    <style:style style:name="P6" style:family="paragraph" style:parent-style-name="Text_20_body">
      <style:text-properties fo:language="en" fo:country="US" officeooo:rsid="00167bf7" officeooo:paragraph-rsid="00167bf7"/>
    </style:style>
    <style:style style:name="P7" style:family="paragraph" style:parent-style-name="Text_20_body">
      <style:paragraph-properties fo:text-align="justify" style:justify-single-word="false"/>
      <style:text-properties fo:language="en" fo:country="US" officeooo:rsid="00167bf7" officeooo:paragraph-rsid="00167bf7"/>
    </style:style>
    <style:style style:name="P8" style:family="paragraph" style:parent-style-name="Text_20_body">
      <style:paragraph-properties fo:text-align="justify" style:justify-single-word="false"/>
      <style:text-properties officeooo:paragraph-rsid="00167bf7"/>
    </style:style>
    <style:style style:name="P9" style:family="paragraph" style:parent-style-name="Text_20_body">
      <style:paragraph-properties fo:text-align="justify" style:justify-single-word="false"/>
      <style:text-properties style:font-name="Liberation Serif" fo:font-size="12pt" fo:language="en" fo:country="US" officeooo:rsid="00167bf7" officeooo:paragraph-rsid="00167bf7" style:font-size-asian="12pt" style:font-size-complex="12pt"/>
    </style:style>
    <style:style style:name="P10" style:family="paragraph" style:parent-style-name="Text_20_body">
      <style:text-properties officeooo:rsid="0019bc32" officeooo:paragraph-rsid="0019bc32"/>
    </style:style>
    <style:style style:name="P11" style:family="paragraph" style:parent-style-name="Text_20_body">
      <style:text-properties officeooo:rsid="0019bc32" officeooo:paragraph-rsid="001a59b7"/>
    </style:style>
    <style:style style:name="P12" style:family="paragraph" style:parent-style-name="Text_20_body">
      <style:text-properties officeooo:rsid="001a9c7e" officeooo:paragraph-rsid="001a9c7e"/>
    </style:style>
    <style:style style:name="P13" style:family="paragraph" style:parent-style-name="Text_20_body">
      <style:text-properties officeooo:paragraph-rsid="001c0912"/>
    </style:style>
    <style:style style:name="P14" style:family="paragraph" style:parent-style-name="Text_20_body">
      <style:text-properties officeooo:rsid="00202afa" officeooo:paragraph-rsid="00202afa"/>
    </style:style>
    <style:style style:name="P15" style:family="paragraph" style:parent-style-name="Text_20_body">
      <style:paragraph-properties fo:margin-left="0cm" fo:margin-right="0cm" fo:orphans="2" fo:widows="2" fo:text-indent="0cm" style:auto-text-indent="false"/>
      <style:text-properties style:font-name="Liberation Serif" fo:font-size="12pt" fo:font-weight="normal" style:font-size-asian="12pt" style:font-size-complex="12pt"/>
    </style:style>
    <style:style style:name="P16" style:family="paragraph" style:parent-style-name="Text_20_body">
      <style:paragraph-properties fo:margin-left="0cm" fo:margin-right="0cm" fo:margin-top="0cm" fo:margin-bottom="0cm" loext:contextual-spacing="false" fo:line-height="115%" fo:text-indent="0cm" style:auto-text-indent="false"/>
      <style:text-properties officeooo:rsid="001a9c7e" officeooo:paragraph-rsid="001a9c7e"/>
    </style:style>
    <style:style style:name="P17" style:family="paragraph" style:parent-style-name="Text_20_body">
      <style:paragraph-properties fo:margin-left="0cm" fo:margin-right="0cm" fo:margin-top="0cm" fo:margin-bottom="0cm" loext:contextual-spacing="false" fo:line-height="115%" fo:text-indent="0cm" style:auto-text-indent="false"/>
      <style:text-properties officeooo:paragraph-rsid="001498fd" fo:background-color="#eeeeee"/>
    </style:style>
    <style:style style:name="P18" style:family="paragraph" style:parent-style-name="Text_20_body">
      <style:paragraph-properties fo:margin-left="0cm" fo:margin-right="0cm" fo:margin-top="0cm" fo:margin-bottom="0cm" loext:contextual-spacing="false" fo:line-height="115%" fo:text-indent="0cm" style:auto-text-indent="false"/>
      <style:text-properties officeooo:paragraph-rsid="001d33c1" fo:background-color="transparent"/>
    </style:style>
    <style:style style:name="P19" style:family="paragraph" style:parent-style-name="Text_20_body">
      <style:paragraph-properties fo:margin-left="0cm" fo:margin-right="0cm" fo:margin-top="0cm" fo:margin-bottom="0cm" loext:contextual-spacing="false" fo:line-height="115%" fo:text-indent="0cm" style:auto-text-indent="false"/>
      <style:text-properties officeooo:paragraph-rsid="001c0912"/>
    </style:style>
    <style:style style:name="P20" style:family="paragraph" style:parent-style-name="Text_20_body">
      <style:paragraph-properties fo:margin-left="0cm" fo:margin-right="0cm" fo:margin-top="0cm" fo:margin-bottom="0cm" loext:contextual-spacing="false" fo:line-height="115%" fo:text-indent="0cm" style:auto-text-indent="false"/>
      <style:text-properties officeooo:paragraph-rsid="001ecb77"/>
    </style:style>
    <style:style style:name="P21" style:family="paragraph" style:parent-style-name="Text_20_body">
      <style:paragraph-properties fo:margin-left="0cm" fo:margin-right="0cm" fo:margin-top="0cm" fo:margin-bottom="0cm" loext:contextual-spacing="false" fo:line-height="115%" fo:text-indent="0cm" style:auto-text-indent="false"/>
      <style:text-properties officeooo:paragraph-rsid="00202afa"/>
    </style:style>
    <style:style style:name="P22" style:family="paragraph" style:parent-style-name="Text_20_body">
      <style:paragraph-properties fo:margin-left="0cm" fo:margin-right="0cm" fo:margin-top="0cm" fo:margin-bottom="0cm" loext:contextual-spacing="false" fo:line-height="115%" fo:text-indent="0cm" style:auto-text-indent="false"/>
      <style:text-properties officeooo:paragraph-rsid="002185b5"/>
    </style:style>
    <style:style style:name="P23" style:family="paragraph" style:parent-style-name="Text_20_body">
      <style:paragraph-properties fo:margin-left="0cm" fo:margin-right="0cm" fo:margin-top="0cm" fo:margin-bottom="0cm" loext:contextual-spacing="false" fo:line-height="115%" fo:text-indent="0cm" style:auto-text-indent="false"/>
      <style:text-properties officeooo:paragraph-rsid="00229f69"/>
    </style:style>
    <style:style style:name="P24" style:family="paragraph" style:parent-style-name="Text_20_body">
      <style:paragraph-properties fo:margin-left="0cm" fo:margin-right="0cm" fo:margin-top="0cm" fo:margin-bottom="0cm" loext:contextual-spacing="false" fo:line-height="115%" fo:text-indent="0cm" style:auto-text-indent="false"/>
      <style:text-properties officeooo:paragraph-rsid="002523f1"/>
    </style:style>
    <style:style style:name="P25" style:family="paragraph" style:parent-style-name="Text_20_body">
      <style:paragraph-properties fo:margin-left="0cm" fo:margin-right="0cm" fo:margin-top="0cm" fo:margin-bottom="0cm" loext:contextual-spacing="false" fo:line-height="115%" fo:text-indent="0cm" style:auto-text-indent="false"/>
      <style:text-properties officeooo:paragraph-rsid="002687c8"/>
    </style:style>
    <style:style style:name="P26" style:family="paragraph" style:parent-style-name="Text_20_body">
      <style:paragraph-properties fo:margin-left="0cm" fo:margin-right="0cm" fo:margin-top="0cm" fo:margin-bottom="0cm" loext:contextual-spacing="false" fo:line-height="115%" fo:text-indent="0cm" style:auto-text-indent="false"/>
      <style:text-properties officeooo:paragraph-rsid="00276862"/>
    </style:style>
    <style:style style:name="P27" style:family="paragraph" style:parent-style-name="Text_20_body">
      <style:paragraph-properties fo:margin-left="0cm" fo:margin-right="0cm" fo:margin-top="0cm" fo:margin-bottom="0cm" loext:contextual-spacing="false" fo:line-height="115%" fo:text-indent="0cm" style:auto-text-indent="false"/>
      <style:text-properties officeooo:rsid="001c0912" officeooo:paragraph-rsid="001c0912"/>
    </style:style>
    <style:style style:name="P28"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dee6ef"/>
    </style:style>
    <style:style style:name="P2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33c1" fo:background-color="#dee6ef"/>
    </style:style>
    <style:style style:name="P3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f348" fo:background-color="#dee6ef"/>
    </style:style>
    <style:style style:name="P31"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d33c1" officeooo:paragraph-rsid="001d33c1" fo:background-color="transparent"/>
    </style:style>
    <style:style style:name="P3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33c1" fo:background-color="transparent"/>
    </style:style>
    <style:style style:name="P3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f348" fo:background-color="transparent"/>
    </style:style>
    <style:style style:name="P34" style:family="paragraph" style:parent-style-name="Text_20_body">
      <style:paragraph-properties fo:margin-left="0cm" fo:margin-right="0cm" fo:margin-top="0cm" fo:margin-bottom="0cm" loext:contextual-spacing="false" fo:line-height="115%" fo:text-indent="0cm" style:auto-text-indent="false"/>
      <style:text-properties officeooo:rsid="002185b5" officeooo:paragraph-rsid="00222e13"/>
    </style:style>
    <style:style style:name="P35" style:family="paragraph" style:parent-style-name="Text_20_body">
      <style:paragraph-properties fo:margin-left="0cm" fo:margin-right="0cm" fo:margin-top="0cm" fo:margin-bottom="0cm" loext:contextual-spacing="false" fo:line-height="115%" fo:text-indent="0cm" style:auto-text-indent="false"/>
      <style:text-properties officeooo:rsid="002185b5" officeooo:paragraph-rsid="0024553f"/>
    </style:style>
    <style:style style:name="P36" style:family="paragraph" style:parent-style-name="Text_20_body">
      <style:paragraph-properties fo:margin-left="0cm" fo:margin-right="0cm" fo:margin-top="0cm" fo:margin-bottom="0cm" loext:contextual-spacing="false" fo:line-height="115%" fo:text-indent="0cm" style:auto-text-indent="false"/>
      <style:text-properties fo:font-weight="bold" officeooo:rsid="002185b5" officeooo:paragraph-rsid="002185b5" style:font-weight-asian="bold" style:font-weight-complex="bold"/>
    </style:style>
    <style:style style:name="P37" style:family="paragraph" style:parent-style-name="Text_20_body">
      <style:paragraph-properties fo:margin-left="0cm" fo:margin-right="0cm" fo:margin-top="0cm" fo:margin-bottom="0cm" loext:contextual-spacing="false" fo:line-height="115%" fo:text-indent="0cm" style:auto-text-indent="false"/>
      <style:text-properties fo:font-weight="bold" officeooo:rsid="002185b5" officeooo:paragraph-rsid="0024553f" style:font-weight-asian="bold" style:font-weight-complex="bold"/>
    </style:style>
    <style:style style:name="P38" style:family="paragraph" style:parent-style-name="Text_20_body">
      <style:paragraph-properties fo:margin-left="0cm" fo:margin-right="0cm" fo:margin-top="0cm" fo:margin-bottom="0cm" loext:contextual-spacing="false" fo:line-height="115%" fo:text-indent="0cm" style:auto-text-indent="false"/>
      <style:text-properties fo:font-weight="bold" officeooo:rsid="002185b5" officeooo:paragraph-rsid="002523f1" style:font-weight-asian="bold" style:font-weight-complex="bold"/>
    </style:style>
    <style:style style:name="P39" style:family="paragraph" style:parent-style-name="Text_20_body">
      <style:paragraph-properties fo:margin-left="0cm" fo:margin-right="0cm" fo:margin-top="0cm" fo:margin-bottom="0cm" loext:contextual-spacing="false" fo:line-height="115%" fo:text-indent="0cm" style:auto-text-indent="false"/>
      <style:text-properties fo:font-weight="bold" officeooo:rsid="0024553f" officeooo:paragraph-rsid="0024553f" style:font-weight-asian="bold" style:font-weight-complex="bold"/>
    </style:style>
    <style:style style:name="P40" style:family="paragraph" style:parent-style-name="Text_20_body">
      <style:paragraph-properties fo:margin-left="0cm" fo:margin-right="0cm" fo:margin-top="0cm" fo:margin-bottom="0cm" loext:contextual-spacing="false" fo:line-height="115%" fo:text-indent="0cm" style:auto-text-indent="false"/>
      <style:text-properties fo:font-weight="bold" officeooo:rsid="0024553f" officeooo:paragraph-rsid="002523f1" style:font-weight-asian="bold" style:font-weight-complex="bold"/>
    </style:style>
    <style:style style:name="P41" style:family="paragraph" style:parent-style-name="Text_20_body">
      <style:paragraph-properties fo:margin-left="0cm" fo:margin-right="0cm" fo:margin-top="0cm" fo:margin-bottom="0cm" loext:contextual-spacing="false" fo:line-height="115%" fo:text-indent="0cm" style:auto-text-indent="false"/>
      <style:text-properties fo:color="#3465a4" fo:font-weight="normal" officeooo:rsid="0024553f" officeooo:paragraph-rsid="0024553f" style:font-weight-asian="normal" style:font-weight-complex="normal"/>
    </style:style>
    <style:style style:name="P42" style:family="paragraph" style:parent-style-name="Text_20_body">
      <style:paragraph-properties fo:margin-left="0cm" fo:margin-right="0cm" fo:margin-top="0cm" fo:margin-bottom="0cm" loext:contextual-spacing="false" fo:line-height="115%" fo:text-indent="0cm" style:auto-text-indent="false"/>
      <style:text-properties fo:font-style="italic" fo:font-weight="bold" officeooo:rsid="0024553f" officeooo:paragraph-rsid="0024553f" style:font-style-asian="italic" style:font-weight-asian="bold" style:font-style-complex="italic" style:font-weight-complex="bold"/>
    </style:style>
    <style:style style:name="P43"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font-weight="normal" officeooo:rsid="002185b5" officeooo:paragraph-rsid="002523f1" style:font-size-asian="12pt" style:font-size-complex="12pt"/>
    </style:style>
    <style:style style:name="P44"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font-weight="normal" officeooo:rsid="002185b5" officeooo:paragraph-rsid="002687c8" style:font-size-asian="12pt" style:font-size-complex="12pt"/>
    </style:style>
    <style:style style:name="P45"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font-weight="bold" officeooo:rsid="002185b5" officeooo:paragraph-rsid="00276862" style:font-size-asian="12pt" style:font-weight-asian="bold" style:font-size-complex="12pt" style:font-weight-complex="bold"/>
    </style:style>
    <style:style style:name="P46"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font-weight="bold" officeooo:rsid="00276862" officeooo:paragraph-rsid="00276862" style:font-size-asian="12pt" style:font-weight-asian="bold" style:font-size-complex="12pt" style:font-weight-complex="bold"/>
    </style:style>
    <style:style style:name="P47"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P48"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P49"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Liberation Serif" fo:font-size="12pt" fo:letter-spacing="normal" fo:font-style="normal" fo:font-weight="normal" fo:background-color="#ebeef9" style:font-size-asian="12pt" style:font-size-complex="12pt" loext:padding="0cm" loext:border="none"/>
    </style:style>
    <style:style style:name="P50" style:family="paragraph" style:parent-style-name="Heading">
      <style:text-properties officeooo:rsid="00202afa" officeooo:paragraph-rsid="00202afa"/>
    </style:style>
    <style:style style:name="P51" style:family="paragraph" style:parent-style-name="Heading">
      <style:text-properties officeooo:paragraph-rsid="002687c8"/>
    </style:style>
    <style:style style:name="P52" style:family="paragraph" style:parent-style-name="Standard">
      <style:paragraph-properties fo:margin-left="0cm" fo:margin-right="0cm" fo:margin-top="0cm" fo:margin-bottom="0cm" loext:contextual-spacing="false" fo:line-height="115%" fo:text-indent="0cm" style:auto-text-indent="false"/>
      <style:text-properties fo:font-variant="normal" fo:text-transform="none" fo:color="#000000" style:font-name="Liberation Serif" fo:font-size="12pt" fo:letter-spacing="normal" fo:font-style="normal" fo:font-weight="normal" officeooo:rsid="0024553f" officeooo:paragraph-rsid="002523f1" style:font-size-asian="12pt" style:font-weight-asian="bold" style:font-size-complex="12pt" style:font-weight-complex="bold"/>
    </style:style>
    <style:style style:name="P53" style:family="paragraph" style:parent-style-name="Heading_20_2">
      <style:text-properties fo:language="en" fo:country="US"/>
    </style:style>
    <style:style style:name="P54" style:family="paragraph" style:parent-style-name="Heading_20_2">
      <style:paragraph-properties fo:margin-left="0cm" fo:margin-right="0cm" fo:margin-top="0cm" fo:margin-bottom="0cm" loext:contextual-spacing="false" fo:line-height="115%" fo:text-indent="0cm" style:auto-text-indent="false"/>
      <style:text-properties fo:font-size="12pt" fo:font-weight="normal" officeooo:rsid="001498fd" officeooo:paragraph-rsid="001498fd" fo:background-color="#eeeeee" style:font-size-asian="12pt" style:font-weight-asian="normal" style:font-size-complex="12pt" style:font-weight-complex="normal"/>
    </style:style>
    <style:style style:name="P55" style:family="paragraph" style:parent-style-name="Title">
      <style:text-properties fo:language="en" fo:country="US"/>
    </style:style>
    <style:style style:name="P56" style:family="paragraph" style:parent-style-name="Heading_20_3">
      <style:text-properties officeooo:rsid="001c0912" officeooo:paragraph-rsid="001c0912"/>
    </style:style>
    <style:style style:name="P57" style:family="paragraph" style:parent-style-name="Heading_20_3">
      <style:paragraph-properties fo:margin-left="0cm" fo:margin-right="0cm" fo:margin-top="0cm" fo:margin-bottom="0cm" loext:contextual-spacing="false" fo:line-height="115%" fo:text-indent="0cm" style:auto-text-indent="false"/>
      <style:text-properties officeooo:rsid="001c0912" officeooo:paragraph-rsid="001c0912" fo:background-color="transparent"/>
    </style:style>
    <style:style style:name="P58" style:family="paragraph" style:parent-style-name="Heading_20_3">
      <style:paragraph-properties fo:margin-left="0cm" fo:margin-right="0cm" fo:margin-top="0cm" fo:margin-bottom="0cm" loext:contextual-spacing="false" fo:line-height="115%" fo:text-indent="0cm" style:auto-text-indent="false"/>
      <style:text-properties fo:language="en" fo:country="US" officeooo:rsid="001c0912" officeooo:paragraph-rsid="001ecb77" fo:background-color="transparent"/>
    </style:style>
    <style:style style:name="T1" style:family="text">
      <style:text-properties officeooo:rsid="001498fd"/>
    </style:style>
    <style:style style:name="T2" style:family="text">
      <style:text-properties fo:language="en" fo:country="US" officeooo:rsid="001c0912" fo:background-color="transparent" loext:char-shading-value="0"/>
    </style:style>
    <style:style style:name="T3" style:family="text">
      <style:text-properties fo:language="en" fo:country="US" officeooo:rsid="001d33c1"/>
    </style:style>
    <style:style style:name="T4" style:family="text">
      <style:text-properties officeooo:rsid="00167bf7"/>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59b7" style:font-weight-asian="bold" style:font-weight-complex="bold"/>
    </style:style>
    <style:style style:name="T8" style:family="text">
      <style:text-properties fo:font-weight="bold" officeooo:rsid="001a9c7e" style:font-weight-asian="bold" style:font-weight-complex="bold"/>
    </style:style>
    <style:style style:name="T9" style:family="text">
      <style:text-properties fo:font-variant="normal" fo:text-transform="none" fo:color="#24292e" style:font-name="Liberation Serif" fo:font-size="12pt" fo:letter-spacing="normal" fo:language="en" fo:country="US" fo:font-style="normal" fo:font-weight="normal" style:font-size-asian="12pt" style:font-size-complex="12pt"/>
    </style:style>
    <style:style style:name="T10" style:family="text">
      <style:text-properties fo:font-variant="normal" fo:text-transform="none" fo:color="#24292e" style:font-name="Liberation Serif" fo:font-size="12pt" fo:letter-spacing="normal" fo:language="en" fo:country="US" fo:font-style="normal" fo:font-weight="normal" officeooo:rsid="00167bf7" style:font-size-asian="12pt" style:font-size-complex="12pt"/>
    </style:style>
    <style:style style:name="T11" style:family="text">
      <style:text-properties fo:font-variant="normal" fo:text-transform="none" fo:color="#24292e" style:font-name="Liberation Serif" fo:font-size="12pt" fo:letter-spacing="normal" fo:language="en" fo:country="US" fo:font-style="normal" fo:font-weight="bold" officeooo:rsid="00167bf7" style:font-size-asian="12pt" style:font-size-complex="12pt"/>
    </style:style>
    <style:style style:name="T12" style:family="text">
      <style:text-properties fo:font-variant="normal" fo:text-transform="none" fo:color="#24292e" style:font-name="Liberation Serif"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fo:color="#24292e" style:font-name="Liberation Serif" fo:font-size="12pt" fo:letter-spacing="normal" fo:language="en" fo:country="US" fo:font-style="normal" fo:font-weight="bold" style:font-size-asian="12pt" style:font-weight-asian="bold" style:font-size-complex="12pt" style:font-weight-complex="bold"/>
    </style:style>
    <style:style style:name="T14" style:family="text">
      <style:text-properties fo:font-variant="normal" fo:text-transform="none" fo:color="#24292e" style:font-name="Liberation Serif" fo:font-size="12pt" fo:letter-spacing="normal" fo:language="en" fo:country="US" fo:font-style="italic" fo:font-weight="normal" style:font-size-asian="12pt" style:font-style-asian="italic" style:font-size-complex="12pt" style:font-style-complex="italic"/>
    </style:style>
    <style:style style:name="T15" style:family="text">
      <style:text-properties fo:font-variant="normal" fo:text-transform="none" fo:color="#24292e" style:font-name="Liberation Serif" fo:font-size="12pt" fo:letter-spacing="normal" fo:language="en" fo:country="US" fo:font-style="italic" fo:font-weight="normal" officeooo:rsid="00167bf7" style:font-size-asian="12pt" style:font-style-asian="italic" style:font-size-complex="12pt" style:font-style-complex="italic"/>
    </style:style>
    <style:style style:name="T16" style:family="text">
      <style:text-properties fo:font-variant="normal" fo:text-transform="none" fo:color="#24292e" style:font-name="Liberation Serif" fo:font-size="12pt" fo:letter-spacing="normal" fo:language="en" fo:country="US" fo:font-style="italic" fo:font-weight="bold" style:font-size-asian="12pt" style:font-style-asian="italic" style:font-weight-asian="bold" style:font-size-complex="12pt" style:font-style-complex="italic" style:font-weight-complex="bold"/>
    </style:style>
    <style:style style:name="T17" style:family="text">
      <style:text-properties fo:font-variant="normal" fo:text-transform="none" fo:color="#24292e" style:font-name="Liberation Serif" fo:font-size="12pt" fo:letter-spacing="normal" fo:language="en" fo:country="US" fo:font-style="italic" fo:font-weight="bold" officeooo:rsid="00167bf7" style:font-size-asian="12pt" style:font-style-asian="italic" style:font-weight-asian="bold" style:font-size-complex="12pt" style:font-style-complex="italic" style:font-weight-complex="bold"/>
    </style:style>
    <style:style style:name="T18" style:family="text">
      <style:text-properties fo:font-variant="normal" fo:text-transform="none" fo:color="#3b4151" style:font-name="Liberation Serif" fo:font-size="12pt" fo:letter-spacing="normal" fo:language="en" fo:country="US" fo:font-style="normal" fo:font-weight="normal" officeooo:rsid="00202afa" fo:background-color="transparent" loext:char-shading-value="0" style:font-size-asian="12pt" style:font-weight-asian="normal" style:font-size-complex="12pt" style:font-weight-complex="normal"/>
    </style:style>
    <style:style style:name="T19" style:family="text">
      <style:text-properties fo:font-variant="normal" fo:text-transform="none" fo:color="#3b4151" style:font-name="Liberation Serif" fo:font-size="12pt" fo:letter-spacing="normal" fo:language="en" fo:country="US" fo:font-style="normal" fo:font-weight="normal" officeooo:rsid="00229f69" fo:background-color="transparent" loext:char-shading-value="0" style:font-size-asian="12pt" style:font-weight-asian="normal" style:font-size-complex="12pt" style:font-weight-complex="normal"/>
    </style:style>
    <style:style style:name="T20" style:family="text">
      <style:text-properties fo:font-variant="normal" fo:text-transform="none" fo:color="#3b4151" style:font-name="Liberation Serif" fo:font-size="12pt" fo:letter-spacing="normal" fo:language="en" fo:country="US" fo:font-style="normal" fo:font-weight="normal" fo:background-color="transparent" loext:char-shading-value="0" style:font-size-asian="12pt" style:font-weight-asian="normal" style:font-size-complex="12pt" style:font-weight-complex="normal"/>
    </style:style>
    <style:style style:name="T21" style:family="text">
      <style:text-properties fo:font-variant="normal" fo:text-transform="none" fo:color="#3b4151" style:font-name="Liberation Serif" fo:font-size="12pt" fo:letter-spacing="normal" fo:language="en" fo:country="US" fo:font-style="normal" fo:font-weight="normal" officeooo:rsid="002523f1" fo:background-color="transparent" loext:char-shading-value="0" style:font-size-asian="12pt" style:font-weight-asian="normal" style:font-size-complex="12pt" style:font-weight-complex="normal"/>
    </style:style>
    <style:style style:name="T22" style:family="text">
      <style:text-properties fo:font-variant="normal" fo:text-transform="none" fo:color="#3b4151" style:font-name="Liberation Serif" fo:font-size="12pt" fo:letter-spacing="normal" fo:language="en" fo:country="US" fo:font-style="normal" officeooo:rsid="00229f69" fo:background-color="transparent" loext:char-shading-value="0" style:font-size-asian="12pt" style:font-size-complex="12pt"/>
    </style:style>
    <style:style style:name="T23" style:family="text">
      <style:text-properties fo:font-variant="normal" fo:text-transform="none" fo:color="#3b4151" style:font-name="Liberation Serif" fo:font-size="12pt" fo:letter-spacing="normal" fo:language="en" fo:country="US" fo:font-style="normal" officeooo:rsid="00202afa" fo:background-color="transparent" loext:char-shading-value="0" style:font-size-asian="12pt" style:font-size-complex="12pt"/>
    </style:style>
    <style:style style:name="T24" style:family="text">
      <style:text-properties fo:font-variant="normal" fo:text-transform="none" fo:color="#3b4151" style:font-name="Liberation Serif" fo:font-size="12pt" fo:letter-spacing="normal" fo:language="en" fo:country="US" fo:font-style="normal" officeooo:rsid="0024553f" fo:background-color="transparent" loext:char-shading-value="0" style:font-size-asian="12pt" style:font-size-complex="12pt"/>
    </style:style>
    <style:style style:name="T25" style:family="text">
      <style:text-properties fo:font-variant="normal" fo:text-transform="none" fo:color="#3b4151" style:font-name="Liberation Serif" fo:font-size="12pt" fo:letter-spacing="normal" fo:language="en" fo:country="US" fo:font-style="normal" fo:background-color="transparent" loext:char-shading-value="0" style:font-size-asian="12pt" style:font-size-complex="12pt"/>
    </style:style>
    <style:style style:name="T26" style:family="text">
      <style:text-properties fo:font-variant="normal" fo:text-transform="none" fo:color="#3b4151" style:font-name="Liberation Serif" fo:font-size="12pt" fo:letter-spacing="normal" fo:language="en" fo:country="US" fo:font-style="normal" officeooo:rsid="002523f1" fo:background-color="transparent" loext:char-shading-value="0" style:font-size-asian="12pt" style:font-size-complex="12pt"/>
    </style:style>
    <style:style style:name="T27" style:family="text">
      <style:text-properties fo:font-variant="normal" fo:text-transform="none" fo:color="#3b4151" style:font-name="Liberation Serif" fo:font-size="12pt" fo:letter-spacing="normal" fo:language="en" fo:country="US" fo:font-weight="normal" fo:background-color="transparent" loext:char-shading-value="0" style:font-size-asian="12pt" style:font-weight-asian="normal" style:font-size-complex="12pt" style:font-weight-complex="normal"/>
    </style:style>
    <style:style style:name="T28" style:family="text">
      <style:text-properties fo:font-variant="normal" fo:text-transform="none" fo:color="#3b4151" fo:font-size="12pt" fo:letter-spacing="normal" fo:language="en" fo:country="US" fo:font-style="normal" fo:font-weight="normal" officeooo:rsid="002523f1" fo:background-color="transparent" loext:char-shading-value="0" style:font-size-asian="12pt" style:font-weight-asian="normal" style:font-size-complex="12pt" style:font-weight-complex="normal"/>
    </style:style>
    <style:style style:name="T29" style:family="text">
      <style:text-properties fo:font-variant="normal" fo:text-transform="none" fo:color="#3b4151" fo:letter-spacing="normal" fo:language="en" fo:country="US" fo:font-style="normal" fo:font-weight="normal" officeooo:rsid="002523f1" fo:background-color="transparent" loext:char-shading-value="0" style:font-weight-asian="normal" style:font-weight-complex="normal"/>
    </style:style>
    <style:style style:name="T30" style:family="text">
      <style:text-properties fo:font-variant="normal" fo:text-transform="none" fo:color="#3b4151" fo:letter-spacing="normal" fo:language="en" fo:country="US" fo:font-style="normal" fo:font-weight="normal" fo:background-color="transparent" loext:char-shading-value="0" style:font-weight-asian="normal" style:font-weight-complex="normal"/>
    </style:style>
    <style:style style:name="T31" style:family="text">
      <style:text-properties fo:font-variant="normal" fo:text-transform="none" fo:color="#3b4151" fo:letter-spacing="normal" fo:language="en" fo:country="US" fo:font-style="normal" officeooo:rsid="00202afa" fo:background-color="transparent" loext:char-shading-value="0" style:font-weight-asian="normal" style:font-weight-complex="normal"/>
    </style:style>
    <style:style style:name="T32" style:family="text">
      <style:text-properties fo:font-variant="normal" fo:text-transform="none" fo:color="#3b4151" fo:letter-spacing="normal" fo:language="en" fo:country="US" fo:font-style="normal" officeooo:rsid="002523f1" fo:background-color="transparent" loext:char-shading-value="0" style:font-weight-asian="normal" style:font-weight-complex="normal"/>
    </style:style>
    <style:style style:name="T33" style:family="text">
      <style:text-properties fo:font-variant="normal" fo:text-transform="none" fo:color="#3b4151" fo:letter-spacing="normal" fo:language="en" fo:country="US" fo:font-style="normal" officeooo:rsid="002687c8" fo:background-color="transparent" loext:char-shading-value="0" style:font-weight-asian="normal" style:font-weight-complex="normal"/>
    </style:style>
    <style:style style:name="T34" style:family="text">
      <style:text-properties fo:font-variant="normal" fo:text-transform="none" fo:color="#3b4151" fo:letter-spacing="normal" fo:language="en" fo:country="US" fo:font-style="normal" officeooo:rsid="00229f69" fo:background-color="transparent" loext:char-shading-value="0" style:font-weight-asian="normal" style:font-weight-complex="normal"/>
    </style:style>
    <style:style style:name="T35" style:family="text">
      <style:text-properties fo:font-variant="normal" fo:text-transform="none" fo:color="#3b4151" fo:letter-spacing="normal" fo:language="en" fo:country="US" fo:font-style="normal" officeooo:rsid="0024553f" fo:background-color="transparent" loext:char-shading-value="0" style:font-weight-asian="normal" style:font-weight-complex="normal"/>
    </style:style>
    <style:style style:name="T36" style:family="text">
      <style:text-properties fo:font-variant="normal" fo:text-transform="none" fo:color="#069a2e" style:font-name="Liberation Serif" fo:font-size="12pt" fo:letter-spacing="normal" fo:language="en" fo:country="US" fo:font-style="normal" fo:font-weight="normal" officeooo:rsid="00229f69" fo:background-color="transparent" loext:char-shading-value="0" style:font-size-asian="12pt" style:font-weight-asian="normal" style:font-size-complex="12pt" style:font-weight-complex="normal"/>
    </style:style>
    <style:style style:name="T37" style:family="text">
      <style:text-properties fo:font-variant="normal" fo:text-transform="none" fo:color="#069a2e" style:font-name="Liberation Serif" fo:font-size="12pt" fo:letter-spacing="normal" fo:language="en" fo:country="US" fo:font-style="normal" fo:font-weight="normal" officeooo:rsid="00202afa" fo:background-color="transparent" loext:char-shading-value="0" style:font-size-asian="12pt" style:font-weight-asian="normal" style:font-size-complex="12pt" style:font-weight-complex="normal"/>
    </style:style>
    <style:style style:name="T38" style:family="text">
      <style:text-properties fo:font-variant="normal" fo:text-transform="none" fo:color="#069a2e" style:font-name="Liberation Serif" fo:font-size="12pt" fo:letter-spacing="normal" fo:language="en" fo:country="US" fo:font-style="normal" fo:font-weight="normal" officeooo:rsid="0024553f" fo:background-color="transparent" loext:char-shading-value="0" style:font-size-asian="12pt" style:font-weight-asian="normal" style:font-size-complex="12pt" style:font-weight-complex="normal"/>
    </style:style>
    <style:style style:name="T39" style:family="text">
      <style:text-properties fo:font-variant="normal" fo:text-transform="none" fo:color="#069a2e" fo:letter-spacing="normal" fo:language="en" fo:country="US" fo:font-style="normal" fo:font-weight="normal" officeooo:rsid="00229f69" fo:background-color="transparent" loext:char-shading-value="0" style:font-weight-asian="normal" style:font-weight-complex="normal"/>
    </style:style>
    <style:style style:name="T40" style:family="text">
      <style:text-properties fo:font-variant="normal" fo:text-transform="none" fo:color="#069a2e" fo:letter-spacing="normal" fo:language="en" fo:country="US" fo:font-style="normal" fo:font-weight="normal" officeooo:rsid="002523f1" fo:background-color="transparent" loext:char-shading-value="0" style:font-weight-asian="normal" style:font-weight-complex="normal"/>
    </style:style>
    <style:style style:name="T41" style:family="text">
      <style:text-properties fo:font-variant="normal" fo:text-transform="none" fo:color="#000000" style:font-name="monospace" fo:font-size="14pt" fo:letter-spacing="normal" fo:font-style="normal"/>
    </style:style>
    <style:style style:name="T42" style:family="text">
      <style:text-properties fo:font-variant="normal" fo:text-transform="none" fo:color="#000000" fo:font-size="14pt" fo:letter-spacing="normal" fo:font-style="normal"/>
    </style:style>
    <style:style style:name="T43" style:family="text">
      <style:text-properties fo:font-variant="normal" fo:text-transform="none" fo:color="#000000" fo:letter-spacing="normal" fo:font-style="normal"/>
    </style:style>
    <style:style style:name="T44" style:family="text">
      <style:text-properties fo:font-variant="normal" fo:text-transform="none" fo:color="#000000" fo:letter-spacing="normal" fo:language="en" fo:country="US" fo:font-style="normal" officeooo:rsid="00222e13" fo:background-color="transparent" loext:char-shading-value="0" style:font-weight-asian="normal" style:font-weight-complex="normal"/>
    </style:style>
    <style:style style:name="T45" style:family="text">
      <style:text-properties fo:font-variant="normal" fo:text-transform="none" fo:color="#000000" fo:letter-spacing="normal" fo:language="en" fo:country="US" fo:font-style="normal" fo:font-weight="normal" officeooo:rsid="00222e13" fo:background-color="transparent" loext:char-shading-value="0" style:font-weight-asian="normal" style:font-weight-complex="normal"/>
    </style:style>
    <style:style style:name="T46" style:family="text">
      <style:text-properties fo:font-variant="normal" fo:text-transform="none" fo:color="#000000" fo:font-size="15pt" fo:letter-spacing="normal" fo:language="en" fo:country="US" fo:font-style="normal" fo:font-weight="bold" officeooo:rsid="001ecb77" fo:background-color="transparent" loext:char-shading-value="0" style:font-size-asian="15pt" style:font-weight-asian="bold" style:font-size-complex="15pt" style:font-weight-complex="bold"/>
    </style:style>
    <style:style style:name="T47" style:family="text">
      <style:text-properties fo:font-variant="normal" fo:text-transform="none" fo:color="#000000" fo:font-size="15pt" fo:letter-spacing="normal" fo:language="en" fo:country="US" fo:font-style="normal" fo:font-weight="bold" officeooo:rsid="001c0912" fo:background-color="transparent" loext:char-shading-value="0" style:font-size-asian="15pt" style:font-weight-asian="bold" style:font-size-complex="15pt" style:font-weight-complex="bold"/>
    </style:style>
    <style:style style:name="T48" style:family="text">
      <style:text-properties fo:font-variant="normal" fo:text-transform="none" fo:color="#000000" fo:font-size="15pt" fo:letter-spacing="normal" fo:language="en" fo:country="US" fo:font-style="normal" fo:font-weight="bold" officeooo:rsid="002523f1" fo:background-color="transparent" loext:char-shading-value="0" style:font-size-asian="15pt" style:font-weight-asian="bold" style:font-size-complex="15pt" style:font-weight-complex="bold"/>
    </style:style>
    <style:style style:name="T49" style:family="text">
      <style:text-properties fo:font-variant="normal" fo:text-transform="none" fo:color="#000000" fo:font-size="15pt" fo:letter-spacing="normal" fo:language="en" fo:country="US" fo:font-style="normal" fo:font-weight="bold" officeooo:rsid="002687c8" fo:background-color="transparent" loext:char-shading-value="0" style:font-size-asian="15pt" style:font-weight-asian="bold" style:font-size-complex="15pt" style:font-weight-complex="bold"/>
    </style:style>
    <style:style style:name="T50" style:family="text">
      <style:text-properties fo:font-variant="normal" fo:text-transform="none" fo:color="#f10d0c" fo:letter-spacing="normal" fo:language="en" fo:country="US" fo:font-style="normal" officeooo:rsid="00222e13" fo:background-color="transparent" loext:char-shading-value="0" style:font-weight-asian="normal" style:font-weight-complex="normal"/>
    </style:style>
    <style:style style:name="T51" style:family="text">
      <style:text-properties fo:font-variant="normal" fo:text-transform="none" fo:color="#f10d0c" fo:letter-spacing="normal" fo:language="en" fo:country="US" fo:font-style="normal" officeooo:rsid="0023fdaa" fo:background-color="transparent" loext:char-shading-value="0" style:font-weight-asian="normal" style:font-weight-complex="normal"/>
    </style:style>
    <style:style style:name="T52" style:family="text">
      <style:text-properties fo:font-variant="normal" fo:text-transform="none" fo:color="#f10d0c" fo:letter-spacing="normal" fo:language="en" fo:country="US" fo:font-style="normal" fo:font-weight="normal" officeooo:rsid="00222e13" fo:background-color="transparent" loext:char-shading-value="0" style:font-weight-asian="normal" style:font-weight-complex="normal"/>
    </style:style>
    <style:style style:name="T53" style:family="text">
      <style:text-properties fo:font-variant="normal" fo:text-transform="none" fo:color="#f10d0c" fo:letter-spacing="normal" fo:language="en" fo:country="US" fo:font-style="normal" fo:font-weight="normal" officeooo:rsid="0023fdaa" fo:background-color="transparent" loext:char-shading-value="0" style:font-weight-asian="normal" style:font-weight-complex="normal"/>
    </style:style>
    <style:style style:name="T54" style:family="text">
      <style:text-properties fo:font-variant="normal" fo:text-transform="none" fo:color="#2a6099" fo:font-size="15pt" fo:letter-spacing="normal" fo:language="en" fo:country="US" fo:font-style="normal" fo:font-weight="bold" officeooo:rsid="00229f69" fo:background-color="transparent" loext:char-shading-value="0" style:font-size-asian="15pt" style:font-weight-asian="bold" style:font-size-complex="15pt" style:font-weight-complex="bold"/>
    </style:style>
    <style:style style:name="T55" style:family="text">
      <style:text-properties fo:font-variant="normal" fo:text-transform="none" fo:color="#2a6099" fo:font-size="15pt" fo:letter-spacing="normal" fo:language="en" fo:country="US" fo:font-style="normal" fo:font-weight="bold" officeooo:rsid="002687c8" fo:background-color="transparent" loext:char-shading-value="0" style:font-size-asian="15pt" style:font-weight-asian="bold" style:font-size-complex="15pt" style:font-weight-complex="bold"/>
    </style:style>
    <style:style style:name="T56" style:family="text">
      <style:text-properties fo:font-size="12pt" fo:language="en" fo:country="US" fo:font-weight="bold" officeooo:rsid="00202afa" fo:background-color="transparent" loext:char-shading-value="0" style:font-size-asian="12pt" style:font-weight-asian="bold" style:font-size-complex="12pt" style:font-weight-complex="bold"/>
    </style:style>
    <style:style style:name="T57" style:family="text">
      <style:text-properties fo:font-size="12pt" fo:language="en" fo:country="US" fo:font-weight="bold" officeooo:rsid="002185b5" fo:background-color="transparent" loext:char-shading-value="0" style:font-size-asian="12pt" style:font-weight-asian="bold" style:font-size-complex="12pt" style:font-weight-complex="bold"/>
    </style:style>
    <style:style style:name="T58" style:family="text">
      <style:text-properties fo:font-size="12pt" fo:language="en" fo:country="US" fo:font-weight="normal" officeooo:rsid="00202afa" fo:background-color="transparent" loext:char-shading-value="0" style:font-size-asian="12pt" style:font-weight-asian="normal" style:font-size-complex="12pt" style:font-weight-complex="normal"/>
    </style:style>
    <style:style style:name="T59"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60" style:family="text">
      <style:text-properties fo:font-size="12pt" fo:language="en" fo:country="US" fo:font-weight="normal" officeooo:rsid="002185b5" fo:background-color="transparent" loext:char-shading-value="0" style:font-size-asian="12pt" style:font-weight-asian="normal" style:font-size-complex="12pt" style:font-weight-complex="normal"/>
    </style:style>
    <style:style style:name="T61" style:family="text">
      <style:text-properties fo:font-size="12pt" fo:language="en" fo:country="US" fo:font-weight="normal" officeooo:rsid="00222e13" fo:background-color="transparent" loext:char-shading-value="0" style:font-size-asian="12pt" style:font-weight-asian="normal" style:font-size-complex="12pt" style:font-weight-complex="normal"/>
    </style:style>
    <style:style style:name="T62" style:family="text">
      <style:text-properties fo:font-size="12pt" fo:language="en" fo:country="US" fo:font-weight="normal" officeooo:rsid="0023fdaa" fo:background-color="transparent" loext:char-shading-value="0" style:font-size-asian="12pt" style:font-weight-asian="normal" style:font-size-complex="12pt" style:font-weight-complex="normal"/>
    </style:style>
    <style:style style:name="T63" style:family="text">
      <style:text-properties fo:font-size="12pt" fo:language="en" fo:country="US" fo:font-weight="normal" officeooo:rsid="001c0912" fo:background-color="transparent" loext:char-shading-value="0" style:font-size-asian="12pt" style:font-weight-asian="normal" style:font-size-complex="12pt" style:font-weight-complex="normal"/>
    </style:style>
    <style:style style:name="T64" style:family="text">
      <style:text-properties fo:font-size="12pt" fo:language="en" fo:country="US" fo:font-weight="normal" officeooo:rsid="0024553f" fo:background-color="transparent" loext:char-shading-value="0" style:font-size-asian="12pt" style:font-weight-asian="normal" style:font-size-complex="12pt" style:font-weight-complex="normal"/>
    </style:style>
    <style:style style:name="T65" style:family="text">
      <style:text-properties fo:font-size="12pt" fo:language="en" fo:country="US" officeooo:rsid="00202afa" fo:background-color="transparent" loext:char-shading-value="0" style:font-size-asian="12pt" style:font-size-complex="12pt"/>
    </style:style>
    <style:style style:name="T66" style:family="text">
      <style:text-properties fo:font-size="12pt" fo:language="en" fo:country="US" fo:background-color="transparent" loext:char-shading-value="0" style:font-size-asian="12pt" style:font-size-complex="12pt"/>
    </style:style>
    <style:style style:name="T67" style:family="text">
      <style:text-properties fo:font-size="12pt" fo:language="en" fo:country="US" officeooo:rsid="00229f69" fo:background-color="transparent" loext:char-shading-value="0" style:font-size-asian="12pt" style:font-size-complex="12pt"/>
    </style:style>
    <style:style style:name="T68" style:family="text">
      <style:text-properties fo:font-size="12pt" fo:language="en" fo:country="US" officeooo:rsid="0024553f" fo:background-color="transparent" loext:char-shading-value="0" style:font-size-asian="12pt" style:font-size-complex="12pt"/>
    </style:style>
    <style:style style:name="T69" style:family="text">
      <style:text-properties fo:font-size="12pt" fo:language="en" fo:country="US" style:text-underline-style="none" fo:font-weight="bold" officeooo:rsid="0023fdaa" fo:background-color="transparent" loext:char-shading-value="0" style:font-size-asian="12pt" style:font-weight-asian="bold" style:font-size-complex="12pt" style:font-weight-complex="bold"/>
    </style:style>
    <style:style style:name="T70" style:family="text">
      <style:text-properties fo:font-style="italic" style:font-style-asian="italic" style:font-style-complex="italic"/>
    </style:style>
    <style:style style:name="T71" style:family="text">
      <style:text-properties officeooo:rsid="0017ed85"/>
    </style:style>
    <style:style style:name="T72" style:family="text">
      <style:text-properties officeooo:rsid="001a59b7"/>
    </style:style>
    <style:style style:name="T73" style:family="text">
      <style:text-properties officeooo:rsid="001a9c7e"/>
    </style:style>
    <style:style style:name="T74" style:family="text">
      <style:text-properties fo:color="#ce181e"/>
    </style:style>
    <style:style style:name="T75" style:family="text">
      <style:text-properties officeooo:rsid="001c0912" fo:background-color="transparent" loext:char-shading-value="0"/>
    </style:style>
    <style:style style:name="T76" style:family="text">
      <style:text-properties fo:background-color="transparent" loext:char-shading-value="0"/>
    </style:style>
    <style:style style:name="T77" style:family="text">
      <style:text-properties officeooo:rsid="001d33c1"/>
    </style:style>
    <style:style style:name="T78" style:family="text">
      <style:text-properties officeooo:rsid="001df348"/>
    </style:style>
    <style:style style:name="T79" style:family="text">
      <style:text-properties officeooo:rsid="001ecb77"/>
    </style:style>
    <style:style style:name="T80" style:family="text">
      <style:text-properties fo:font-size="15pt" fo:language="en" fo:country="US" officeooo:rsid="001ecb77" fo:background-color="transparent" loext:char-shading-value="0" style:font-size-asian="15pt" style:font-size-complex="15pt"/>
    </style:style>
    <style:style style:name="T81" style:family="text">
      <style:text-properties fo:font-size="15pt" fo:language="en" fo:country="US" fo:font-weight="bold" officeooo:rsid="001ecb77" fo:background-color="transparent" loext:char-shading-value="0" style:font-size-asian="15pt" style:font-weight-asian="bold" style:font-size-complex="15pt" style:font-weight-complex="bold"/>
    </style:style>
    <style:style style:name="T82" style:family="text">
      <style:text-properties fo:font-size="15pt" fo:language="en" fo:country="US" fo:font-weight="bold" officeooo:rsid="001c0912" fo:background-color="transparent" loext:char-shading-value="0" style:font-size-asian="15pt" style:font-weight-asian="bold" style:font-size-complex="15pt" style:font-weight-complex="bold"/>
    </style:style>
    <style:style style:name="T83" style:family="text">
      <style:text-properties fo:font-size="15pt" fo:language="en" fo:country="US" fo:font-weight="bold" officeooo:rsid="002523f1" fo:background-color="transparent" loext:char-shading-value="0" style:font-size-asian="15pt" style:font-weight-asian="bold" style:font-size-complex="15pt" style:font-weight-complex="bold"/>
    </style:style>
    <style:style style:name="T84" style:family="text">
      <style:text-properties fo:color="#f10d0c" fo:font-size="12pt" fo:language="en" fo:country="US" fo:font-weight="normal" officeooo:rsid="00222e13" fo:background-color="transparent" loext:char-shading-value="0" style:font-size-asian="12pt" style:font-weight-asian="normal" style:font-size-complex="12pt" style:font-weight-complex="normal"/>
    </style:style>
    <style:style style:name="T85" style:family="text">
      <style:text-properties fo:color="#f10d0c" fo:font-size="12pt" fo:language="en" fo:country="US" fo:font-weight="normal" officeooo:rsid="0023fdaa" fo:background-color="transparent" loext:char-shading-value="0" style:font-size-asian="12pt" style:font-weight-asian="normal" style:font-size-complex="12pt" style:font-weight-complex="normal"/>
    </style:style>
    <style:style style:name="T86" style:family="text">
      <style:text-properties fo:color="#2a6099" fo:font-size="15pt" fo:language="en" fo:country="US" fo:font-weight="bold" officeooo:rsid="001ecb77" fo:background-color="transparent" loext:char-shading-value="0" style:font-size-asian="15pt" style:font-weight-asian="bold" style:font-size-complex="15pt" style:font-weight-complex="bold"/>
    </style:style>
    <style:style style:name="T87" style:family="text">
      <style:text-properties fo:color="#2a6099" fo:font-size="15pt" fo:language="en" fo:country="US" fo:font-weight="bold" officeooo:rsid="00229f69" fo:background-color="transparent" loext:char-shading-value="0" style:font-size-asian="15pt" style:font-weight-asian="bold" style:font-size-complex="15pt" style:font-weight-complex="bold"/>
    </style:style>
    <style:style style:name="T88" style:family="text">
      <style:text-properties fo:color="#2a6099" fo:font-size="14pt" fo:language="en" fo:country="US" fo:font-weight="normal" officeooo:rsid="001c0912" fo:background-color="transparent" loext:char-shading-value="0" style:font-size-asian="14pt" style:font-weight-asian="normal" style:font-size-complex="14pt" style:font-weight-complex="normal"/>
    </style:style>
    <style:style style:name="T89" style:family="text">
      <style:text-properties officeooo:rsid="00229f69"/>
    </style:style>
    <style:style style:name="T90" style:family="text">
      <style:text-properties fo:color="#069a2e" fo:font-size="12pt" fo:language="en" fo:country="US" fo:font-weight="normal" officeooo:rsid="00229f69" fo:background-color="transparent" loext:char-shading-value="0" style:font-size-asian="12pt" style:font-weight-asian="normal" style:font-size-complex="12pt" style:font-weight-complex="normal"/>
    </style:style>
    <style:style style:name="T91" style:family="text">
      <style:text-properties fo:color="#069a2e" fo:font-size="12pt" fo:language="en" fo:country="US" fo:font-weight="normal" fo:background-color="transparent" loext:char-shading-value="0" style:font-size-asian="12pt" style:font-weight-asian="normal" style:font-size-complex="12pt" style:font-weight-complex="normal"/>
    </style:style>
    <style:style style:name="T92" style:family="text">
      <style:text-properties fo:font-size="14pt" fo:language="en" fo:country="US" fo:font-weight="normal" officeooo:rsid="001c0912" fo:background-color="transparent" loext:char-shading-value="0" style:font-size-asian="14pt" style:font-weight-asian="normal" style:font-size-complex="14pt" style:font-weight-complex="normal"/>
    </style:style>
    <style:style style:name="T93" style:family="text">
      <style:text-properties fo:font-size="14pt" fo:language="en" fo:country="US" fo:font-weight="normal" officeooo:rsid="002523f1" fo:background-color="transparent" loext:char-shading-value="0" style:font-size-asian="14pt" style:font-weight-asian="normal" style:font-size-complex="14pt" style:font-weight-complex="normal"/>
    </style:style>
    <style:style style:name="T94" style:family="text">
      <style:text-properties fo:font-size="14pt" fo:language="en" fo:country="US" fo:font-weight="normal" officeooo:rsid="002687c8" fo:background-color="transparent" loext:char-shading-value="0" style:font-size-asian="14pt" style:font-weight-asian="normal" style:font-size-complex="14pt" style:font-weight-complex="normal"/>
    </style:style>
    <style:style style:name="T95" style:family="text">
      <style:text-properties fo:color="#0000ff"/>
    </style:style>
    <style:style style:name="T96" style:family="text">
      <style:text-properties fo:color="#008000"/>
    </style:style>
    <style:style style:name="T97" style:family="text">
      <style:text-properties fo:color="#3b4151" style:font-name="Liberation Serif" fo:font-size="12pt" fo:language="en" fo:country="US" officeooo:rsid="002523f1" fo:background-color="transparent" loext:char-shading-value="0" style:font-size-asian="12pt" style:font-weight-asian="normal" style:font-size-complex="12pt" style:font-weight-complex="normal"/>
    </style:style>
    <style:style style:name="T98" style:family="text">
      <style:text-properties fo:color="#3b4151" fo:font-size="12pt" fo:language="en" fo:country="US" officeooo:rsid="002523f1" fo:background-color="transparent" loext:char-shading-value="0" style:font-size-asian="12pt" style:font-weight-asian="normal" style:font-size-complex="12pt" style:font-weight-complex="normal"/>
    </style:style>
    <style:style style:name="T99" style:family="text">
      <style:text-properties fo:color="#3b4151" fo:language="en" fo:country="US" officeooo:rsid="002523f1" fo:background-color="transparent" loext:char-shading-value="0" style:font-weight-asian="normal" style:font-weight-complex="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BUDA Edit Services <text:span text:style-name="T1">(editserv) </text:span>documentation</text:p>
      <text:p text:style-name="P1"/>
      <text:h text:style-name="P53" text:outline-level="2">1) Presentation</text:h>
      <text:p text:style-name="P2"/>
      <text:p text:style-name="P5">editserv is meant to process all edit operations on BUDA fuseki dataset. All edit operations (except for <text:span text:style-name="T4">deletion of </text:span>entire graph<text:span text:style-name="T4">s</text:span>) are done <text:span text:style-name="T4">through</text:span> the <text:a xlink:type="simple" xlink:href="https://afs.github.io/rdf-delta/rdf-patch.html" text:style-name="Internet_20_link" text:visited-style-name="Visited_20_Internet_20_Link">patch mechanism</text:a> implemented by Andy seaborne, <text:span text:style-name="T4">using </text:span>specifically <text:span text:style-name="T4">t</text:span>he <text:a xlink:type="simple" xlink:href="https://github.com/afs/rdf-delta/tree/master/rdf-patch" text:style-name="Internet_20_link" text:visited-style-name="Visited_20_Internet_20_Link">following API</text:a>. </text:p>
      <text:p text:style-name="P7">Patches are created inside tasks that can be edited through as many sessions as necessary. The complete definition of the words <text:span text:style-name="T70">task</text:span>, <text:span text:style-name="T70">session</text:span> and <text:span text:style-name="T70">patch</text:span>, as intended here are as follows:</text:p>
      <text:p text:style-name="P8"><text:span text:style-name="Emphasis"><text:span text:style-name="T10"><text:tab/></text:span></text:span><text:span text:style-name="Emphasis"><text:span text:style-name="T17">Task</text:span></text:span><text:span text:style-name="T15"> </text:span><text:span text:style-name="T10">- is a collection of edits, by a </text:span><text:span text:style-name="Emphasis"><text:span text:style-name="T10">user</text:span></text:span><text:span text:style-name="T10">, to one or more </text:span><text:span text:style-name="Emphasis"><text:span text:style-name="T10">Resources</text:span></text:span><text:span text:style-name="T10">, some of which may already exist on the public Fuseki, others of which are to be created when the task is </text:span><text:span text:style-name="Emphasis"><text:span text:style-name="T10">run</text:span></text:span><text:span text:style-name="T10">. The edits may be accumulated over a period of several sessions. By default a task is associated with the user that created it. It is plausible that the task may be </text:span><text:span text:style-name="Emphasis"><text:span text:style-name="T10">handed off</text:span></text:span><text:span text:style-name="T10"> to another user, but in all cases there is at anytime a single user in control of the task. There is </text:span><text:span text:style-name="Strong_20_Emphasis"><text:span text:style-name="T11">no </text:span></text:span><text:span text:style-name="T10">concurrent sharing of the task across users.</text:span></text:p>
      <text:p text:style-name="P8"><text:span text:style-name="Emphasis"><text:span text:style-name="T10"><text:tab/></text:span></text:span><text:span text:style-name="Emphasis"><text:span text:style-name="T12">Session</text:span></text:span><text:span text:style-name="T13">(s)</text:span><text:span text:style-name="T9"> - that represent a set of edits that a user makes in a task over a comparatively short time such as during a day at the office. The task can be considered as a sequence of sessions, with each session containing a sequence of edits to the group of resources. The user may request their EC to </text:span><text:span text:style-name="Emphasis"><text:span text:style-name="T9">save</text:span></text:span><text:span text:style-name="T9"> the task state (which includes the edits across one or more sessions). There is no discussion at this point of how sessions are represented within a task, but an idea is mentioned below. Every time a user saves the state of the task they are working on to ES this marks the end of a session. Resumption of the task marks the beginning of a new session within the task. Saving the task </text:span><text:span text:style-name="Emphasis"><text:span text:style-name="T9">may</text:span></text:span><text:span text:style-name="T9"> be no more than transmitting just the edits made in the current session or may involve sending the cumulative state of the task to ES (TBD). In any event the edits are organized as a patch.</text:span></text:p>
      <text:p text:style-name="P8"><text:span text:style-name="Emphasis"><text:span text:style-name="T9"><text:tab/></text:span></text:span><text:span text:style-name="Emphasis"><text:span text:style-name="T16">Patch</text:span></text:span><text:span text:style-name="T14"> </text:span><text:span text:style-name="T9">- is the representation of the edits that the user makes in a task. This representation/format is illustrated below. The patch format is designed to be simple to implement on both EC and ES. When the user resumes a task, EC will </text:span><text:span text:style-name="Emphasis"><text:span text:style-name="T9">interpret</text:span></text:span><text:span text:style-name="T9"> the patch to arrive at a state of the UI that represents the work of the user up to the end of the just previous session. For a new task there's no state and as the user requests resources to be created and/or retrieved for editing the UI gradually is filled out with the information using a display similar to the appearance of the resources under edit on the public library UI. The idea being that the editing user should be able to see their work displayed as it will appear when </text:span><text:span text:style-name="Emphasis"><text:span text:style-name="T9">published</text:span></text:span><text:span text:style-name="T9"> to the public site. This may entail a </text:span><text:span text:style-name="Emphasis"><text:span text:style-name="T9">preview</text:span></text:span><text:span text:style-name="T9"> feature if the UI needs for editing are too different from the public display.</text:span></text:p>
      <text:p text:style-name="P9"/>
      <text:p text:style-name="P6"/>
      <text:p text:style-name="P4"><text:soft-page-break/>Therefore editserv has two main parts:</text:p>
      <text:p text:style-name="P3">- The task edition/<text:span text:style-name="T71">session section</text:span></text:p>
      <text:p text:style-name="P3">- The <text:span text:style-name="T71">task submission/</text:span>transaction section</text:p>
      <text:h text:style-name="Heading_20_2" text:outline-level="2">2) Task edition <text:span text:style-name="T71">section</text:span></text:h>
      <text:p text:style-name="Text_20_body"/>
      <text:p text:style-name="P10">This section <text:span text:style-name="T72">manages the task being built by BUDA editors. </text:span></text:p>
      <text:h text:style-name="P56" text:outline-level="3">2.1 Task details :</text:h>
      <text:p text:style-name="P13"/>
      <text:p text:style-name="P10">- <text:span text:style-name="T7">Message</text:span><text:span text:style-name="T72"> (global piece of information about the task)</text:span></text:p>
      <text:p text:style-name="P10">- <text:span text:style-name="T7">Id</text:span><text:span text:style-name="T72"> (a unique id (uuid?) for the task)</text:span></text:p>
      <text:p text:style-name="P11">- <text:span text:style-name="T7">ShortName</text:span><text:span text:style-name="T72"> (an easy to remember name)</text:span></text:p>
      <text:p text:style-name="P11"><text:span text:style-name="T72">- <text:s/></text:span><text:span text:style-name="T7">Patch</text:span><text:span text:style-name="T72"> (the content of the patch associated with that task)</text:span></text:p>
      <text:p text:style-name="P11">- <text:span text:style-name="T8">User</text:span><text:span text:style-name="T73"> (the userId of this task owner)</text:span></text:p>
      <text:p text:style-name="P11">- <text:span text:style-name="T8">SaveMsg</text:span><text:span text:style-name="T73"> (a comment for the saved session)</text:span></text:p>
      <text:p text:style-name="P12"/>
      <text:p text:style-name="P16">Example :</text:p>
      <text:h text:style-name="P54" text:outline-level="2">{</text:h>
      <text:p text:style-name="P17"><text:s text:c="2"/><text:span text:style-name="T74">"id"</text:span>: "2531329f-fb09-4ef7-887e-84e648214436",</text:p>
      <text:p text:style-name="P17"><text:s text:c="2"/><text:span text:style-name="T74">"user"</text:span>: "marc",</text:p>
      <text:p text:style-name="P17"><text:s text:c="2"/><text:span text:style-name="T74">"shortName"</text:span>: "mdzöd bdun chinese titles",</text:p>
      <text:p text:style-name="P17"><text:s text:c="2"/><text:span text:style-name="T74">"message"</text:span>: "<text:span text:style-name="T73">Extending title information for Longchenpa mdzod bdun</text:span>",</text:p>
      <text:p text:style-name="P17"><text:s text:c="2"/><text:span text:style-name="T74">"patch"</text:span>: "H <text:s/>id <text:s text:c="4"/>&lt;uuid:1a2b3c4d-5e6f-7a8b-9c0d-e1f2a3b4c5r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17"><text:s text:c="2"/><text:span text:style-name="T74">"saveMsg"</text:span>: "finished first volume titles"</text:p>
      <text:p text:style-name="P17">}</text:p>
      <text:p text:style-name="P17"/>
      <text:h text:style-name="P57" text:outline-level="3">2.2 <text:span text:style-name="T78">Custom </text:span>Patch <text:span text:style-name="T78">headers </text:span>:</text:h>
      <text:p text:style-name="P19"><text:span text:style-name="T75"/></text:p>
      <text:p text:style-name="P27"><text:span text:style-name="T76">In addition to the patch specifications as indicated </text:span><text:a xlink:type="simple" xlink:href="https://afs.github.io/rdf-delta/rdf-patch.html" text:style-name="Internet_20_link" text:visited-style-name="Visited_20_Internet_20_Link"><text:span text:style-name="T76">here</text:span></text:a><text:span text:style-name="T76">, editserv uses various custom headers as follows :</text:span></text:p>
      <text:p text:style-name="P27"><text:span text:style-name="T76"/></text:p>
      <text:p text:style-name="P28">H graph "<text:a xlink:type="simple" xlink:href="http://purl.bdrc.io/graph/P1524,http://purl.bdrc.io/graph/W22073" text:style-name="Internet_20_link" text:visited-style-name="Visited_20_Internet_20_Link">http://purl.bdrc.io/graph/P1524,http://purl.bdrc.io/graph/W22073</text:a>"</text:p>
      <text:p text:style-name="P28"/>
      <text:p text:style-name="P31">This indicates the full URI of the graphs being modified (updated) by the patch/task</text:p>
      <text:p text:style-name="P29"><text:soft-page-break/>H <text:span text:style-name="T77">create</text:span> "<text:a xlink:type="simple" xlink:href="http://purl.bdrc.io/graph/PTR24,http://purl.bdrc.io/graph/T74hY" text:style-name="Internet_20_link" text:visited-style-name="Visited_20_Internet_20_Link">http://purl.bdrc.io/graph/P</text:a><text:a xlink:type="simple" xlink:href="http://purl.bdrc.io/graph/PTR24,http://purl.bdrc.io/graph/T74hY" text:style-name="Internet_20_link" text:visited-style-name="Visited_20_Internet_20_Link"><text:span text:style-name="T77">TR24</text:span></text:a><text:a xlink:type="simple" xlink:href="http://purl.bdrc.io/graph/PTR24,http://purl.bdrc.io/graph/T74hY" text:style-name="Internet_20_link" text:visited-style-name="Visited_20_Internet_20_Link">,http://purl.bdrc.io/graph/</text:a><text:a xlink:type="simple" xlink:href="http://purl.bdrc.io/graph/PTR24,http://purl.bdrc.io/graph/T74hY" text:style-name="Internet_20_link" text:visited-style-name="Visited_20_Internet_20_Link"><text:span text:style-name="T77">T74hY</text:span></text:a>"</text:p>
      <text:p text:style-name="P29"/>
      <text:p text:style-name="P18"><text:span text:style-name="T3">This indicates that the patch will create the resources PTR24 and T74hY</text:span></text:p>
      <text:p text:style-name="P18"><text:span text:style-name="T3"/></text:p>
      <text:p text:style-name="P29"><text:span text:style-name="T77">H delete "</text:span><text:a xlink:type="simple" xlink:href="http://purl.bdrc.io/graph/W14HUFT" text:style-name="Internet_20_link" text:visited-style-name="Visited_20_Internet_20_Link"><text:span text:style-name="T77">http://purl.bdrc.io/graph/W14HUFT</text:span></text:a><text:span text:style-name="T77">"</text:span></text:p>
      <text:p text:style-name="P29"><text:span text:style-name="T3"/></text:p>
      <text:p text:style-name="P32"><text:span text:style-name="T77">This indicates that the patch ask editserv to delete the W14HUFT resources</text:span></text:p>
      <text:p text:style-name="P31"><text:span text:style-name="T6">Note:</text:span> <text:span text:style-name="T70">this is not achieved by applying the patch as a separate sparql process in editserv actually takes care of modifying fuseki main dataset.</text:span> <text:s/></text:p>
      <text:p text:style-name="P17"/>
      <text:p text:style-name="P30"><text:span text:style-name="T77">H replace "</text:span><text:a xlink:type="simple" xlink:href="http://purl.bdrc.io/graph/W14HUFT-http://purl.bdrc.io/graph/W14HUFT" text:style-name="Internet_20_link" text:visited-style-name="Visited_20_Internet_20_Link"><text:span text:style-name="T77">http://purl.bdrc.io/graph/A-http://purl.bdrc.io/graph/</text:span></text:a><text:span text:style-name="T77">B, </text:span><text:a xlink:type="simple" xlink:href="http://purl.bdrc.io/graph/W14HUFT" text:style-name="Internet_20_link" text:visited-style-name="Visited_20_Internet_20_Link"><text:span text:style-name="T77">http://purl.bdrc.io/graph/X</text:span></text:a><text:span text:style-name="T77">- </text:span><text:a xlink:type="simple" xlink:href="http://purl.bdrc.io/graph/Y" text:style-name="Internet_20_link" text:visited-style-name="Visited_20_Internet_20_Link"><text:span text:style-name="T77">http://purl.bdrc.io/graph/Y</text:span></text:a><text:span text:style-name="T77">"</text:span></text:p>
      <text:p text:style-name="P30"/>
      <text:p text:style-name="P33"><text:span text:style-name="T77">This indicates that the patch ask editserv to replace all resources A occurences (as a triple object) by the resource B, and to replace all resources X occurences (as a triple object) by the resource Y</text:span></text:p>
      <text:p text:style-name="P2"/>
      <text:p text:style-name="P30"><text:span text:style-name="T77">H mapping "</text:span><text:a xlink:type="simple" xlink:href="http://purl.bdrc.io/graph/P1524-person,http://purl.bdrc.io/graph/W22073-work" text:style-name="Internet_20_link" text:visited-style-name="Visited_20_Internet_20_Link"><text:span text:style-name="T77">http://purl.bdrc.io/graph/P1524-person,http://purl.bdrc.io/graph/W22073-work</text:span></text:a><text:span text:style-name="T77">"</text:span></text:p>
      <text:p text:style-name="P30"/>
      <text:p text:style-name="P33"><text:span text:style-name="T77">This indicates the mapping between all graph affected by the patch application and their respective types. Here we map P1524 to the person type and W22073 to the work type. </text:span></text:p>
      <text:p text:style-name="P33"/>
      <text:h text:style-name="P58" text:outline-level="3">2.<text:span text:style-name="T79">3</text:span> <text:span text:style-name="T79">API endpoints </text:span>:</text:h>
      <text:p text:style-name="P20"><text:span text:style-name="T2"/></text:p>
      <text:p text:style-name="P50">2.3.1 Adding or saving tasks</text:p>
      <text:p text:style-name="P14"/>
      <text:p text:style-name="P21"><text:span text:style-name="T86">PUT</text:span><text:span text:style-name="T80"> <text:s/></text:span><text:a xlink:type="simple" xlink:href="http://editserv.bdrc.io/tasks/" text:style-name="Internet_20_link" text:visited-style-name="Visited_20_Internet_20_Link">http://editserv.bdrc.io/tasks/</text:a><text:span text:style-name="T82"> <text:s/></text:span><text:span text:style-name="T58">saves or adds a task to the given user repository on editserv disk. This repository is a local git repository allowing for task versioning.</text:span></text:p>
      <text:p text:style-name="P21"><text:span text:style-name="T58"/></text:p>
      <text:p text:style-name="P21"><text:span text:style-name="T69">Consumes json</text:span><text:span text:style-name="T62"> at it</text:span><text:span text:style-name="T58"> requires a </text:span><text:span text:style-name="T56">json serialization</text:span><text:span text:style-name="T58"> (see example above) of the task being processed to be sent in the request body. <text:s/></text:span></text:p>
      <text:p text:style-name="P21"><text:span text:style-name="T58"/></text:p>
      <text:p text:style-name="P36"><text:span text:style-name="T67">Success </text:span><text:span text:style-name="T65">R</text:span><text:span text:style-name="T66">esponse </text:span><text:span text:style-name="T68">Code</text:span><text:span text:style-name="T66">: <text:s/></text:span><text:span text:style-name="T90">2</text:span><text:span text:style-name="T91">04 NO Content</text:span><text:span text:style-name="T59"> </text:span></text:p>
      <text:p text:style-name="P22"><text:span text:style-name="T57">Response header:</text:span><text:span text:style-name="T60"> Location which contains the saved task url (for instance </text:span><text:a xlink:type="simple" xlink:href="http://editserv.bdrc.io/tasks/POSTMAN29f-fb09-4ef7-887e-84e648214436" text:style-name="Internet_20_link" text:visited-style-name="Visited_20_Internet_20_Link"><text:span text:style-name="T59">http://editserv.bdrc.io/tasks/POSTMAN29f-fb09-4ef7-887e-84e648214436</text:span></text:a><text:span text:style-name="T60">) </text:span></text:p>
      <text:p text:style-name="P22"><text:span text:style-name="T60"/></text:p>
      <text:p text:style-name="P34"><text:span text:style-name="T59">or </text:span><text:span text:style-name="T84">400 BAD REQUEST</text:span><text:span text:style-name="T61"> when userid or json payload are missing</text:span></text:p>
      <text:p text:style-name="P34"><text:span text:style-name="T61">or </text:span><text:span text:style-name="T84">500 </text:span><text:span text:style-name="T85">INTERNAL_</text:span><text:span text:style-name="T84">SERVER_ERROR</text:span><text:span text:style-name="T61"> for when an exception occurs.</text:span><text:span text:style-name="T59"> </text:span></text:p>
      <text:p text:style-name="P34"><text:span text:style-name="T59"/></text:p>
      <text:p text:style-name="Heading">2.3.<text:span text:style-name="T89">2</text:span> <text:span text:style-name="T89">Listing </text:span>tasks</text:p>
      <text:p text:style-name="P20"><text:span text:style-name="T82"/></text:p>
      <text:p text:style-name="P23"><text:span text:style-name="T87">GET</text:span><text:span text:style-name="T81"> <text:s/></text:span><text:a xlink:type="simple" xlink:href="http://editserv.bdrc.io/tasks/" text:style-name="Internet_20_link" text:visited-style-name="Visited_20_Internet_20_Link">http://editserv.bdrc.io/tasks/</text:a><text:span text:style-name="T82"> <text:s/></text:span><text:span text:style-name="T18">get the list of the tasks associated to the user</text:span></text:p>
      <text:p text:style-name="P23"><text:span text:style-name="T18">This endpoint requires a </text:span><text:span text:style-name="T19">user to be authenticated</text:span><text:span text:style-name="T18">.</text:span></text:p>
      <text:p text:style-name="P37"><text:soft-page-break/><text:span text:style-name="T22">Success </text:span><text:span text:style-name="T23">Response </text:span><text:span text:style-name="T24">Code</text:span><text:span text:style-name="T23">:</text:span><text:span text:style-name="T18"> <text:s/></text:span><text:span text:style-name="T36">2</text:span><text:span text:style-name="T37">0</text:span><text:span text:style-name="T38">0 OK</text:span><text:span text:style-name="T18"> </text:span></text:p>
      <text:p text:style-name="P39"><text:span text:style-name="T23"/></text:p>
      <text:p text:style-name="P39"><text:span text:style-name="T23">R</text:span><text:span text:style-name="T25">esponse content :</text:span><text:span text:style-name="T20"> a list of json serialization of all the “pending tasks” of the authenticated user</text:span></text:p>
      <text:p text:style-name="P39"><text:span text:style-name="T20"/></text:p>
      <text:p text:style-name="P42"><text:span text:style-name="T27">example :</text:span></text:p>
      <text:p text:style-name="P39"><text:span text:style-name="T20"/></text:p>
      <text:p text:style-name="P41">[ {</text:p>
      <text:p text:style-name="P41"><text:s text:c="2"/>"message" : "other session 1",</text:p>
      <text:p text:style-name="P41"><text:s text:c="2"/>"id" : "POSTMAN29f-fb09-4ef7-887e-84e648214436",</text:p>
      <text:p text:style-name="P41"><text:s text:c="2"/>"shortName" : "mdzöd bdun chinese titles",</text:p>
      <text:p text:style-name="P41"><text:s text:c="2"/>"patch" : "H <text:s/>id <text:s text:c="4"/>&lt;uuid:POSTMAN29f-fb09-4ef7-887e-84e64821443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41"><text:s text:c="2"/>"user" : "marc",</text:p>
      <text:p text:style-name="P41"><text:s text:c="2"/>"saveMsg" : "finished first volume titles 1"</text:p>
      <text:p text:style-name="P41">}, {</text:p>
      <text:p text:style-name="P41"><text:s text:c="2"/>"message" : "Test new task",</text:p>
      <text:p text:style-name="P41"><text:s text:c="2"/>"id" : "29f-fb09-4ef7-887e-84e648214436",</text:p>
      <text:p text:style-name="P41"><text:s text:c="2"/>"shortName" : "Derge Kangyur outline",</text:p>
      <text:p text:style-name="P41"><text:s text:c="2"/>"patch" : "H <text:s/>id <text:s text:c="4"/>&lt;uuid:29f-fb09-4ef7-887e-84e64821443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41"><text:s text:c="2"/>"user" : "marc",</text:p>
      <text:p text:style-name="P41"><text:s text:c="2"/>"saveMsg" : "finished first volume titles 1"</text:p>
      <text:p text:style-name="P41">} ]</text:p>
      <text:p text:style-name="P39"><text:span text:style-name="T20"/></text:p>
      <text:p text:style-name="P35"><text:span text:style-name="T59">or </text:span><text:span text:style-name="T84">400 BAD REQUEST</text:span><text:span text:style-name="T61"> when </text:span><text:span text:style-name="T64">no user is authenticated</text:span></text:p>
      <text:p text:style-name="P35"><text:span text:style-name="T61">or </text:span><text:span text:style-name="T84">500 </text:span><text:span text:style-name="T85">INTERNAL_</text:span><text:span text:style-name="T84">SERVER_ERROR</text:span><text:span text:style-name="T61"> for when an exception occurs.</text:span><text:span text:style-name="T63"> </text:span></text:p>
      <text:p text:style-name="Heading"><text:span text:style-name="T92">2.3.</text:span><text:span text:style-name="T93">3</text:span><text:span text:style-name="T92"> </text:span><text:span text:style-name="T93">get a </text:span><text:span text:style-name="T92">task</text:span></text:p>
      <text:p text:style-name="P24"><text:span text:style-name="T88"/></text:p>
      <text:p text:style-name="P24"><text:span text:style-name="T87">GET</text:span><text:span text:style-name="T81"> <text:s/></text:span><text:a xlink:type="simple" xlink:href="http://editserv.bdrc.io/tasks/" text:style-name="Internet_20_link" text:visited-style-name="Visited_20_Internet_20_Link"><text:span text:style-name="T82">http://editserv.bdrc.io/tasks/</text:span></text:a><text:a xlink:type="simple" xlink:href="http://editserv.bdrc.io/tasks/" text:style-name="Internet_20_link" text:visited-style-name="Visited_20_Internet_20_Link"><text:span text:style-name="T83">{taskId}</text:span></text:a><text:span text:style-name="T82"> </text:span><text:span text:style-name="T18">get</text:span><text:span text:style-name="T21">s</text:span><text:span text:style-name="T18"> </text:span><text:span text:style-name="T21">all the details of a task -i.e all versions of the task along with the latest one- if this task is associated with the authenticated user.</text:span></text:p>
      <text:p text:style-name="P24"><text:span text:style-name="T21"/></text:p>
      <text:p text:style-name="P38"><text:span text:style-name="T22">Success </text:span><text:span text:style-name="T23">Response </text:span><text:span text:style-name="T24">Code</text:span><text:span text:style-name="T23">:</text:span><text:span text:style-name="T18"> <text:s/></text:span><text:span text:style-name="T36">2</text:span><text:span text:style-name="T37">0</text:span><text:span text:style-name="T38">0 OK</text:span><text:span text:style-name="T18"> </text:span></text:p>
      <text:p text:style-name="P40"><text:span text:style-name="T23">Response content </text:span><text:span text:style-name="T26">example :</text:span></text:p>
      <text:p text:style-name="P40"><text:span text:style-name="T21"/></text:p>
      <text:p text:style-name="P52"><text:span text:style-name="T99">{</text:span></text:p>
      <text:list xml:id="list174574433" text:style-name="L2">
        <text:list-item>
          <text:p text:style-name="P47"><text:span text:style-name="T5">sessions</text:span>: </text:p>
          <text:p text:style-name="P48"><text:soft-page-break/>[</text:p>
          <text:list>
            <text:list-item>
              <text:p text:style-name="P47">{</text:p>
              <text:list>
                <text:list-item>
                  <text:p text:style-name="P47"><text:span text:style-name="T5">date</text:span>: <text:span text:style-name="T95">1560505373000</text:span>,</text:p>
                </text:list-item>
                <text:list-item>
                  <text:p text:style-name="P48"><text:span text:style-name="T5">gitVersion</text:span>: <text:span text:style-name="T96">"commit a4c8c7ec0abf7ad7cd54b2416d6aa5286af908f4 1560505373 ----sp"</text:span>,</text:p>
                </text:list-item>
                <text:list-item>
                  <text:p text:style-name="P48"><text:span text:style-name="T5">taskVersion</text:span>: <text:span text:style-name="T96">"{"message":"other session 1","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48">},</text:p>
            </text:list-item>
            <text:list-item>
              <text:p text:style-name="P48">{</text:p>
              <text:list>
                <text:list-item>
                  <text:p text:style-name="P47"><text:span text:style-name="T5">date</text:span>: <text:span text:style-name="T95">1560505351000</text:span>,</text:p>
                </text:list-item>
                <text:list-item>
                  <text:p text:style-name="P48"><text:span text:style-name="T5">gitVersion</text:span>: <text:span text:style-name="T96">"commit ef0dd87e314c13216351bcb770aa8ccee3b5e7b2 1560505351 ----sp"</text:span>,</text:p>
                </text:list-item>
                <text:list-item>
                  <text:p text:style-name="P48"><text:span text:style-name="T5">taskVersion</text:span>: <text:span text:style-name="T96">"{"message":"other session","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48">},</text:p>
            </text:list-item>
            <text:list-item>
              <text:p text:style-name="P48">{</text:p>
              <text:list>
                <text:list-item>
                  <text:p text:style-name="P47"><text:span text:style-name="T5">date</text:span>: <text:span text:style-name="T95">1560505038000</text:span>,</text:p>
                </text:list-item>
                <text:list-item>
                  <text:p text:style-name="P48"><text:span text:style-name="T5">gitVersion</text:span>: <text:span text:style-name="T96">"commit 6077f61b622b69b32cd9e313fe72ec7212a357d2 1560505038 ----sp"</text:span>,</text:p>
                </text:list-item>
                <text:list-item>
                  <text:p text:style-name="P48"><text:span text:style-name="T5">taskVersion</text:span>: <text:span text:style-name="T96">"{"message":"other session 121","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48">},</text:p>
            </text:list-item>
            <text:list-item>
              <text:p text:style-name="P48">{</text:p>
              <text:list>
                <text:list-item>
                  <text:p text:style-name="P47"><text:span text:style-name="T5">date</text:span>: <text:span text:style-name="T95">1560287266000</text:span>,</text:p>
                </text:list-item>
                <text:list-item>
                  <text:p text:style-name="P48"><text:span text:style-name="T5">gitVersion</text:span>: <text:span text:style-name="T96">"commit dc8c2134f844e8886277dd2942aa70236cfdbfb5 1560287266 ----sp"</text:span>,</text:p>
                </text:list-item>
                <text:list-item>
                  <text:p text:style-name="P48"><text:span text:style-name="T5">taskVersion</text:span>: <text:span text:style-name="T96">"{"message":"string","id":"POSTMAN29f-fb09-4ef7-887e-84e648214436","shortName":"mdzöd bdun chinese titles","patch":"H id &lt;uuid:1a2b3c4d-5e6f-7a8b-9c0d-e1f2a3b4c5r6&gt; . H graph http://purl.bdrc.io/graph/P1524 . TX . A &lt;http://purl.bdrc.io/resource/P1524&gt; &lt;http://purl.bdrc.io/ontology/core/personTeacherOf&gt; &lt;http://purl.bdrc.io/resource/P1583&gt; &lt;http://purl.bdrc.io/graph/P1524&gt; . D &lt;http://purl.bdrc.io/resource/P1524&gt; &lt;http://purl.bdrc.io/ontology/core/personTeacherOf&gt; </text:span><text:soft-page-break/><text:span text:style-name="T96">&lt;http://purl.bdrc.io/resource/P1583&gt; &lt;http://purl.bdrc.io/graph/P1524&gt; . TC .","user":"marc","saveMsg":"finished first volume titles"}"</text:span></text:p>
                </text:list-item>
              </text:list>
              <text:p text:style-name="P48">}</text:p>
            </text:list-item>
          </text:list>
          <text:p text:style-name="P48">],</text:p>
        </text:list-item>
        <text:list-item>
          <text:p text:style-name="P48"><text:span text:style-name="T5">task</text:span>: </text:p>
          <text:p text:style-name="P48">{</text:p>
          <text:list>
            <text:list-item>
              <text:p text:style-name="P47"><text:span text:style-name="T5">message</text:span>: <text:span text:style-name="T96">"other session 1"</text:span>,</text:p>
            </text:list-item>
            <text:list-item>
              <text:p text:style-name="P48"><text:span text:style-name="T5">id</text:span>: <text:span text:style-name="T96">"POSTMAN29f-fb09-4ef7-887e-84e648214436"</text:span>,</text:p>
            </text:list-item>
            <text:list-item>
              <text:p text:style-name="P48"><text:span text:style-name="T5">shortName</text:span>: <text:span text:style-name="T96">"mdzöd bdun chinese titles"</text:span>,</text:p>
            </text:list-item>
            <text:list-item>
              <text:p text:style-name="P49"><text:span text:style-name="T5">patch</text:span>: <text:span text:style-name="T96">"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text:span>,</text:p>
            </text:list-item>
            <text:list-item>
              <text:p text:style-name="P48"><text:span text:style-name="T5">user</text:span>: <text:span text:style-name="T96">"marc"</text:span>,</text:p>
            </text:list-item>
            <text:list-item>
              <text:p text:style-name="P48"><text:span text:style-name="T5">saveMsg</text:span>: <text:span text:style-name="T96">"finished first volume titles 1"</text:span></text:p>
            </text:list-item>
          </text:list>
          <text:p text:style-name="P48">}</text:p>
        </text:list-item>
      </text:list>
      <text:p text:style-name="P15"><text:span text:style-name="T43">}</text:span></text:p>
      <text:p text:style-name="P24"><text:span text:style-name="T60">or </text:span><text:span text:style-name="T84">400 BAD REQUEST</text:span><text:span text:style-name="T61"> when </text:span><text:span text:style-name="T64">no user is authenticated</text:span></text:p>
      <text:p text:style-name="P43"><text:span text:style-name="T44">or </text:span><text:span text:style-name="T50">500 </text:span><text:span text:style-name="T51">INTERNAL_</text:span><text:span text:style-name="T50">SERVER_ERROR</text:span><text:span text:style-name="T44"> for when an exception occurs.</text:span></text:p>
      <text:p text:style-name="P43"><text:span text:style-name="T44"/></text:p>
      <text:p text:style-name="P51"><text:span text:style-name="T92">2.3.</text:span><text:span text:style-name="T94">4</text:span><text:span text:style-name="T92"> </text:span><text:span text:style-name="T94">delete</text:span><text:span text:style-name="T93"> a </text:span><text:span text:style-name="T92">task</text:span></text:p>
      <text:p text:style-name="P25"><text:span text:style-name="T88"/></text:p>
      <text:p text:style-name="P44"><text:span text:style-name="T55">DELETE</text:span><text:span text:style-name="T46"> <text:s/></text:span><text:a xlink:type="simple" xlink:href="http://editserv.bdrc.io/tasks/" text:style-name="Internet_20_link" text:visited-style-name="Visited_20_Internet_20_Link"><text:span text:style-name="T47">http://editserv.bdrc.io/tasks/</text:span></text:a><text:a xlink:type="simple" xlink:href="http://editserv.bdrc.io/tasks/" text:style-name="Internet_20_link" text:visited-style-name="Visited_20_Internet_20_Link"><text:span text:style-name="T48">{taskId}</text:span></text:a><text:span text:style-name="T47"> </text:span><text:span text:style-name="T33">deletes the task </text:span><text:span text:style-name="T32">if th</text:span><text:span text:style-name="T33">e given task id corresponds to a task </text:span><text:span text:style-name="T32">associated with the authenticated user.</text:span></text:p>
      <text:p text:style-name="P44"><text:span text:style-name="T32"/></text:p>
      <text:p text:style-name="P45"><text:span text:style-name="T34">Success </text:span><text:span text:style-name="T31">R</text:span><text:span text:style-name="T32">esponse </text:span><text:span text:style-name="T35">Code</text:span><text:span text:style-name="T32">: <text:s/></text:span><text:span text:style-name="T39">2</text:span><text:span text:style-name="T40">04 NO Content</text:span><text:span text:style-name="T29"> </text:span></text:p>
      <text:p text:style-name="P45"><text:span text:style-name="T29"/></text:p>
      <text:p text:style-name="P26"><text:span text:style-name="T60">or </text:span><text:span text:style-name="T84">400 BAD REQUEST</text:span><text:span text:style-name="T61"> when </text:span><text:span text:style-name="T64">no user is authenticated</text:span></text:p>
      <text:p text:style-name="P46"><text:span text:style-name="T45">or </text:span><text:span text:style-name="T52">500 </text:span><text:span text:style-name="T53">INTERNAL_</text:span><text:span text:style-name="T52">SERVER_ERROR</text:span><text:span text:style-name="T45"> for when an exception occurs.</text:span><text:span text:style-name="T3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Segoe UI', Helvetica, Arial, sans-serif, 'Apple Color Emoji', 'Segoe UI Emoji', 'Segoe UI Symbol'" style:font-charset="x-symbol"/>
    <style:font-face style:name="monospace" svg:font-family="monospace"/>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1:46:51.763928896</meta:creation-date>
    <dc:date>2019-07-23T11:20:15.108251070</dc:date>
    <meta:editing-duration>PT31M</meta:editing-duration>
    <meta:editing-cycles>7</meta:editing-cycles>
    <meta:generator>LibreOffice/6.1.5.2$MacOSX_X86_64 LibreOffice_project/90f8dcf33c87b3705e78202e3df5142b201bd805</meta:generator>
    <meta:document-statistic meta:table-count="0" meta:image-count="0" meta:object-count="0" meta:page-count="6" meta:paragraph-count="117" meta:word-count="1431" meta:character-count="11783" meta:non-whitespace-character-count="10411"/>
  </office:meta>
</office:document-meta>
</file>